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37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Cover til [DEVICE].</text:p>
          </table:table-cell>
        </table:table-row>
        <table:table-row table:style-name="ro1">
          <table:table-cell office:value-type="string">
            <text:p>[DEVICE] cover.</text:p>
          </table:table-cell>
        </table:table-row>
        <table:table-row table:style-name="ro1">
          <table:table-cell office:value-type="string">
            <text:p>Beskyttelsescover i silikone. Beskytter dit [DEVICE] smartwatch mod ridser.</text:p>
          </table:table-cell>
        </table:table-row>
        <table:table-row table:style-name="ro1">
          <table:table-cell office:value-type="string">
            <text:p>Beskyttelse til dit ur.</text:p>
          </table:table-cell>
        </table:table-row>
        <table:table-row table:style-name="ro1">
          <table:table-cell office:value-type="string">
            <text:p>Beskyt dit smartwatch.</text:p>
          </table:table-cell>
        </table:table-row>
        <table:table-row table:style-name="ro1">
          <table:table-cell office:value-type="string">
            <text:p>Beskyt dit smartwatch mod ridser.</text:p>
          </table:table-cell>
        </table:table-row>
        <table:table-row table:style-name="ro1">
          <table:table-cell office:value-type="string">
            <text:p>Beskytter urkassen mod ridser.</text:p>
          </table:table-cell>
        </table:table-row>
        <table:table-row table:style-name="ro1">
          <table:table-cell office:value-type="string">
            <text:p>Støvtæt og beskytter urets kanter effektivt. &lt;br/&gt; Alle porte og knappe er frit tilgængeligt, <text:s/>så det vil ikke påvirke opladningen af uret.&lt;br/&gt;Præcis udskæring, passer perfekt til dit [DEVICE].&lt;br/&gt;Nem at installere og fjerne.</text:p>
          </table:table-cell>
        </table:table-row>
        <table:table-row table:style-name="ro1">
          <table:table-cell office:value-type="string">
            <text:p>Nem adgang til alle funktioner. Beskyt dit ur mod bunden og stød. Hurtig og nem installation.</text:p>
          </table:table-cell>
        </table:table-row>
        <table:table-row table:style-name="ro1">
          <table:table-cell office:value-type="string">
            <text:p>Giver dit smartwatch beskyttelse mod dagligt slid, ridser, <text:s/>mærker og skrammer. &lt;br/&gt; Nem at installere og fjerne igen.</text:p>
          </table:table-cell>
        </table:table-row>
        <table:table-row table:style-name="ro1">
          <table:table-cell office:value-type="string">
            <text:p>Præcis udskæring så der er adgang til alle knapper og porte.&lt;br/&gt;Støvtæt og beskytter urets kanter effektivt.&lt;br/&gt;Nem at installere og fjerne.</text:p>
          </table:table-cell>
        </table:table-row>
        <table:table-row table:style-name="ro1">
          <table:table-cell office:value-type="string">
            <text:p>Beskyt dit smartwatch mod ridser og daglige skader og undgå, <text:s/>at uret ældes.&lt;br/&gt;Hurtig og nem installation.&lt;br/&gt;Passer perfekt til [DEVICE]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int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40:17</dc:date>
    <meta:editing-duration>PT57S</meta:editing-duration>
    <meta:editing-cycles>1</meta:editing-cycles>
    <meta:document-statistic meta:table-count="2" meta:cell-count="14" meta:object-count="0"/>
  </office:meta>
</office:document-meta>
</file>